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5000000608A33070C.png" manifest:media-type="image/png"/>
  <manifest:file-entry manifest:full-path="Pictures/1000088200000DA2000007E79887A18E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489cm" svg:height="2.822cm" svg:x="9.094cm" svg:y="11.6cm">
          <draw:image xlink:href="Pictures/1000088200000DA2000007E79887A18E.svg" xlink:type="simple" xlink:show="embed" xlink:actuate="onLoad">
            <text:p/>
          </draw:image>
          <draw:image xlink:href="Pictures/10000201000000A5000000608A33070C.png" xlink:type="simple" xlink:show="embed" xlink:actuate="onLoad"/>
          <draw:glue-point draw:id="4" svg:x="2.47cm" svg:y="-1.81cm"/>
          <draw:glue-point draw:id="5" svg:x="-2.975cm" svg:y="-2.165cm"/>
        </draw:frame>
        <draw:ellipse draw:style-name="gr2" draw:text-style-name="P1" xml:id="id1" draw:id="id1" draw:layer="layout" svg:width="0.8cm" svg:height="0.9cm" svg:x="10.6cm" svg:y="8.9cm">
          <text:p/>
        </draw:ellipse>
        <draw:connector draw:style-name="gr3" draw:text-style-name="P1" draw:layer="layout" svg:x1="11.4cm" svg:y1="9.35cm" svg:x2="11.699cm" svg:y2="12.501cm" draw:start-shape="id1" draw:start-glue-point="1" draw:end-shape="id2" draw:end-glue-point="4" svg:d="M11400 9350h1683v3151h-1384" svg:viewBox="0 0 1684 3152">
          <text:p/>
        </draw:connector>
        <draw:connector draw:style-name="gr3" draw:text-style-name="P1" draw:layer="layout" svg:x1="10.6cm" svg:y1="9.35cm" svg:x2="9.801cm" svg:y2="12.401cm" draw:start-shape="id1" draw:start-glue-point="3" draw:end-shape="id2" draw:end-glue-point="5" svg:d="M10600 9350h-2006v3051h1207" svg:viewBox="0 0 2007 30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4-01-29T14:35:07.218000000</meta:creation-date>
    <meta:editing-cycles>1</meta:editing-cycles>
    <meta:editing-duration>P0D</meta:editing-duration>
    <dc:date>2014-01-29T14:44:02.439000000</dc:date>
    <dc:creator>Regina Henschel</dc:creator>
    <meta:generator>LibreOfficeDev/4.3.0.0.alpha0$Windows_x86 LibreOffice_project/160db96a882a2be8c3307e8a04beda4ae93a13c4</meta:generator>
    <meta:document-statistic meta:object-count="4"/>
  </office:meta>
</office:document-meta>
</file>